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a87d" officeooo:paragraph-rsid="0010a87d"/>
    </style:style>
    <style:style style:name="P2" style:family="paragraph" style:parent-style-name="Standard" style:list-style-name="L1">
      <style:text-properties officeooo:rsid="0010a87d" officeooo:paragraph-rsid="0010a87d"/>
    </style:style>
    <style:style style:name="P3" style:family="paragraph" style:parent-style-name="Standard">
      <style:text-properties officeooo:paragraph-rsid="0010a87d"/>
    </style:style>
    <style:style style:name="P4" style:family="paragraph" style:parent-style-name="Standard">
      <style:text-properties officeooo:rsid="0010caf0" officeooo:paragraph-rsid="0010caf0"/>
    </style:style>
    <style:style style:name="P5" style:family="paragraph" style:parent-style-name="Standard" style:list-style-name="L3">
      <style:text-properties officeooo:rsid="0010caf0" officeooo:paragraph-rsid="0010caf0"/>
    </style:style>
    <style:style style:name="P6" style:family="paragraph" style:parent-style-name="Standard" style:list-style-name="L3">
      <style:text-properties officeooo:rsid="0010caf0" officeooo:paragraph-rsid="001179ae"/>
    </style:style>
    <style:style style:name="P7" style:family="paragraph" style:parent-style-name="Standard">
      <style:text-properties officeooo:rsid="0010caf0" officeooo:paragraph-rsid="001179ae"/>
    </style:style>
    <style:style style:name="P8" style:family="paragraph" style:parent-style-name="Standard" style:list-style-name="L3">
      <style:text-properties officeooo:paragraph-rsid="0010caf0"/>
    </style:style>
    <style:style style:name="P9" style:family="paragraph" style:parent-style-name="Standard">
      <style:text-properties officeooo:paragraph-rsid="0010caf0"/>
    </style:style>
    <style:style style:name="P10" style:family="paragraph" style:parent-style-name="Standard" style:list-style-name="L3">
      <style:text-properties fo:font-style="italic" fo:font-weight="bold" officeooo:rsid="0010caf0" officeooo:paragraph-rsid="0010caf0" style:font-style-asian="italic" style:font-weight-asian="bold" style:font-style-complex="italic" style:font-weight-complex="bold"/>
    </style:style>
    <style:style style:name="P11" style:family="paragraph" style:parent-style-name="Standard" style:list-style-name="L3">
      <style:text-properties fo:font-style="italic" fo:font-weight="bold" officeooo:rsid="0010caf0" officeooo:paragraph-rsid="001179ae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0caf0" officeooo:paragraph-rsid="0010caf0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normal" fo:font-weight="normal" officeooo:rsid="001179ae" officeooo:paragraph-rsid="001179ae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text-properties fo:font-style="normal" officeooo:rsid="001283b6" officeooo:paragraph-rsid="001283b6" style:font-style-asian="normal" style:font-style-complex="normal"/>
    </style:style>
    <style:style style:name="P15" style:family="paragraph" style:parent-style-name="Standard" style:list-style-name="L4">
      <style:text-properties fo:font-style="normal" officeooo:rsid="0012cf27" officeooo:paragraph-rsid="0012cf27" style:font-style-asian="normal" style:font-style-complex="normal"/>
    </style:style>
    <style:style style:name="P16" style:family="paragraph" style:parent-style-name="Standard">
      <style:text-properties officeooo:rsid="001179ae" officeooo:paragraph-rsid="001179ae"/>
    </style:style>
    <style:style style:name="P17" style:family="paragraph" style:parent-style-name="Standard">
      <style:text-properties officeooo:rsid="001283b6" officeooo:paragraph-rsid="001283b6"/>
    </style:style>
    <style:style style:name="P18" style:family="paragraph" style:parent-style-name="Standard" style:list-style-name="L4">
      <style:text-properties officeooo:rsid="001283b6" officeooo:paragraph-rsid="001283b6"/>
    </style:style>
    <style:style style:name="P19" style:family="paragraph" style:parent-style-name="Standard" style:list-style-name="L5">
      <style:text-properties officeooo:rsid="0012cf27" officeooo:paragraph-rsid="0012cf27"/>
    </style:style>
    <style:style style:name="T1" style:family="text">
      <style:text-properties officeooo:rsid="0010a87d"/>
    </style:style>
    <style:style style:name="T2" style:family="text">
      <style:text-properties officeooo:rsid="0010caf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6aa6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2cf27" style:font-style-asian="italic" style:font-weight-asian="normal" style:font-style-complex="italic" style:font-weight-complex="normal"/>
    </style:style>
    <style:style style:name="T8" style:family="text">
      <style:text-properties officeooo:rsid="001179a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36a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3 Service Models</text:span></text:p>
      <text:list xml:id="list1302744484" text:style-name="L1">
        <text:list-item>
          <text:p text:style-name="P2">Infrastructure as a Service</text:p>
        </text:list-item>
        <text:list-item>
          <text:p text:style-name="P2">Platform as a Service</text:p>
        </text:list-item>
        <text:list-item>
          <text:p text:style-name="P2">Software as a Service</text:p>
        </text:list-item>
      </text:list>
      <text:p text:style-name="P1"/>
      <text:p text:style-name="P1"><text:s/><text:span text:style-name="T2">A basic tech stack <text:s/>where we are responsible for everything would be:</text:span></text:p>
      <text:list xml:id="list3402690691" text:style-name="L3">
        <text:list-item>
          <text:p text:style-name="P5">Application – what we see as a user, the program that runs</text:p>
        </text:list-item>
        <text:list-item>
          <text:p text:style-name="P5">Runtime – what the program runs on, if written in Java, runs on a Java runtime, .Net on a .Net runtime etc.</text:p>
        </text:list-item>
        <text:list-item>
          <text:p text:style-name="P5">OS – operating system eg. linux</text:p>
        </text:list-item>
        <text:list-item>
          <text:p text:style-name="P5">Hardware – the computer it is on</text:p>
        </text:list-item>
        <text:list-item>
          <text:p text:style-name="P5">Networking – the network that the computer is connected to</text:p>
        </text:list-item>
        <text:list-item>
          <text:p text:style-name="P8"><text:span text:style-name="T2">Building – the physical building eg. data centre, office that the computer is in</text:span></text:p>
        </text:list-item>
      </text:list>
      <text:p text:style-name="P9"/>
      <text:p text:style-name="P4">IaaS <text:span text:style-name="T3">(managed by cloud provider) </text:span>would be:</text:p>
      <text:list xml:id="list140655195395197" text:continue-numbering="true" text:style-name="L3">
        <text:list-item>
          <text:p text:style-name="P5">Application – what we see as a user, the program that runs</text:p>
        </text:list-item>
        <text:list-item>
          <text:p text:style-name="P5">Runtime – what the program runs on, if written in Java, runs on a Java runtime, .Net on a .Net runtime etc.</text:p>
        </text:list-item>
        <text:list-item>
          <text:p text:style-name="P5">OS – operating system eg. linux</text:p>
        </text:list-item>
        <text:list-item>
          <text:p text:style-name="P10">Hardware – the computer it is on</text:p>
        </text:list-item>
        <text:list-item>
          <text:p text:style-name="P10">Networking – the network that the computer is connected to</text:p>
        </text:list-item>
        <text:list-item>
          <text:p text:style-name="P10">Building – the physical building eg. data centre, office that the computer is in</text:p>
        </text:list-item>
      </text:list>
      <text:p text:style-name="P12"/>
      <text:p text:style-name="P7"><text:span text:style-name="T8">P</text:span>aaS <text:span text:style-name="T3">(managed by cloud provider) </text:span>would be:</text:p>
      <text:list xml:id="list140655703448750" text:continue-numbering="true" text:style-name="L3">
        <text:list-item>
          <text:p text:style-name="P6">Application – what we see as a user, the program that runs</text:p>
        </text:list-item>
        <text:list-item>
          <text:p text:style-name="P11">Runtime – what the program runs on, if written in Java, runs on a Java runtime, .Net on a .Net runtime etc.</text:p>
        </text:list-item>
        <text:list-item>
          <text:p text:style-name="P11">OS – operating system eg. linux</text:p>
        </text:list-item>
        <text:list-item>
          <text:p text:style-name="P11">Hardware – the computer it is on</text:p>
        </text:list-item>
        <text:list-item>
          <text:p text:style-name="P11">Networking – the network that the computer is connected to</text:p>
        </text:list-item>
        <text:list-item>
          <text:p text:style-name="P11">Building – the physical building eg. data centre, office that the computer is in</text:p>
        </text:list-item>
      </text:list>
      <text:p text:style-name="P13">As the operating system is provided by the cloud provider, no operating system patching is required. It is provided by the cloud provider.</text:p>
      <text:p text:style-name="P13"/>
      <text:p text:style-name="P7"><text:span text:style-name="T8">S</text:span>aaS <text:span text:style-name="T3">(managed by cloud provider) </text:span>would be:</text:p>
      <text:list xml:id="list140654474624254" text:continue-numbering="true" text:style-name="L3">
        <text:list-item>
          <text:p text:style-name="P11">Application – what we see as a user, the program that runs</text:p>
        </text:list-item>
        <text:list-item>
          <text:p text:style-name="P11">Runtime – what the program runs on, if written in Java, runs on a Java runtime, .Net on a .Net runtime etc.</text:p>
        </text:list-item>
        <text:list-item>
          <text:p text:style-name="P11">OS – operating system eg. linux</text:p>
        </text:list-item>
        <text:list-item>
          <text:p text:style-name="P11">Hardware – the computer it is on</text:p>
        </text:list-item>
        <text:list-item>
          <text:p text:style-name="P11">Networking – the network that the computer is connected to</text:p>
        </text:list-item>
        <text:list-item>
          <text:p text:style-name="P11">Building – the physical building eg. data centre, office that the computer is in</text:p>
        </text:list-item>
      </text:list>
      <text:p text:style-name="P16">Good example would be Gmail.</text:p>
      <text:p text:style-name="P16"/>
      <text:p text:style-name="P16">AWS started off very much as IaaS. Now provide full spectrum of services from IaaS to SaaS.</text:p>
      <text:p text:style-name="P17">MicroSoft Azure started off very much as SaaS with Office 365 etc. Now cover full spectrum from IaaS to SaaS.</text:p>
      <text:p text:style-name="P17"/>
      <text:p text:style-name="P16"/>
      <text:p text:style-name="P1">5 Essential Characteristics</text:p>
      <text:list xml:id="list1828483071" text:style-name="L4">
        <text:list-item>
          <text:p text:style-name="P18">On-demand self-service: <text:span text:style-name="T3">A consumer can unilaterally provision computing capabilities… as needed automatically </text:span><text:span text:style-name="T5">without requiring human interaction</text:span><text:span text:style-name="T6"> with each service provider.</text:span></text:p>
        </text:list-item>
        <text:list-item>
          <text:p text:style-name="P14"><text:soft-page-break/><text:span text:style-name="T9">Broad network access: </text:span><text:span text:style-name="T6">Capabilities are available over the </text:span><text:span text:style-name="T5">network</text:span><text:span text:style-name="T6"> and accessed through standard mechanisms.</text:span></text:p>
        </text:list-item>
        <text:list-item>
          <text:p text:style-name="P14"><text:span text:style-name="T9">Resource pooling: </text:span><text:span text:style-name="T6">resources are pooled to serve multiple consumers using a </text:span><text:span text:style-name="T5">multi-tenant model</text:span><text:span text:style-name="T6">. There is a sense of </text:span><text:span text:style-name="T5">location independence </text:span><text:span text:style-name="T6">in that the customer generally has no control or knowledge</text:span><text:span text:style-name="T7"> over the exact location of the provided resources.</text:span></text:p>
        </text:list-item>
        <text:list-item>
          <text:p text:style-name="P15"><text:span text:style-name="T9">Rapid elasticity: </text:span><text:span text:style-name="T6">Capabilities can be elastically provisioned and released… to </text:span><text:span text:style-name="T5">scale rapidly</text:span><text:span text:style-name="T6"> outward and inward commensurate with demand. To the consumer, the capabilities available for provisioning often </text:span><text:span text:style-name="T5">appear to be unlimited</text:span><text:span text:style-name="T6">.</text:span></text:p>
        </text:list-item>
        <text:list-item>
          <text:p text:style-name="P15"><text:span text:style-name="T9">Measured service: </text:span><text:span text:style-name="T6">Resource usage can be </text:span><text:span text:style-name="T5">monitored, controlled</text:span><text:span text:style-name="T6"> and </text:span><text:span text:style-name="T5">reported,</text:span><text:span text:style-name="T6"> providing transparency for both the provider and consumer of the utilised service.</text:span></text:p>
        </text:list-item>
      </text:list>
      <text:p text:style-name="P1"/>
      <text:p text:style-name="P4">Deployment Models <text:span text:style-name="T10">(how do you get/buy your cloud?)</text:span></text:p>
      <text:list xml:id="list139374332" text:style-name="L5">
        <text:list-item>
          <text:p text:style-name="P19">Private cloud: <text:span text:style-name="T4">you have your own cloud as defined above</text:span></text:p>
        </text:list-item>
        <text:list-item>
          <text:p text:style-name="P19">Community cloud: <text:span text:style-name="T4">several organisations collaborate together to get the resources required</text:span></text:p>
        </text:list-item>
        <text:list-item>
          <text:p text:style-name="P19">Public cloud: <text:span text:style-name="T4">available for members of the public to buy space/use from eg AWS, MS Azure etc.</text:span></text:p>
        </text:list-item>
        <text:list-item>
          <text:p text:style-name="P19">Hybrid cloud: <text:span text:style-name="T4">a mixture of the three types abov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36:29.549526515</meta:creation-date>
    <dc:date>2019-11-04T14:06:53.365507061</dc:date>
    <meta:editing-duration>PT28M12S</meta:editing-duration>
    <meta:editing-cycles>1</meta:editing-cycles>
    <meta:document-statistic meta:table-count="0" meta:image-count="0" meta:object-count="0" meta:page-count="2" meta:paragraph-count="47" meta:word-count="592" meta:character-count="3421" meta:non-whitespace-character-count="2886"/>
    <meta:generator>LibreOffice/6.0.7.3$Linux_X86_64 LibreOffice_project/00m0$Build-3</meta:generator>
  </office:meta>
</office:document-meta>
</file>